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c48d" officeooo:paragraph-rsid="0004c48d"/>
    </style:style>
    <style:style style:name="P2" style:family="paragraph" style:parent-style-name="Standard">
      <style:text-properties fo:font-size="12pt" officeooo:rsid="002b1c0f" officeooo:paragraph-rsid="000687a4" style:font-size-asian="12pt" style:font-size-complex="12pt"/>
    </style:style>
    <style:style style:name="T1" style:family="text">
      <style:text-properties officeooo:rsid="000687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manual for ESP32 machine control setup page.</text:p>
      <text:p text:style-name="P1"/>
      <text:p text:style-name="P2"/>
      <text:p text:style-name="P2"/>
      <text:p text:style-name="P2">The steering wheel encoder input count is cleared every time the frame time is reached<text:span text:style-name="T1">. The frame starts timing out from the time of the first encoder pulse. The principle for a steering wheel switch is the same, the pulses per revolution are a lot lowe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4T10:46:07.984860226</meta:creation-date>
    <dc:date>2022-03-24T14:27:44.137815279</dc:date>
    <meta:editing-duration>PT3H26M5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54" meta:character-count="305" meta:non-whitespace-character-count="252"/>
  </office:meta>
</office:document-meta>
</file>